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2" style:family="graphic" style:parent-style-name="standard">
      <style:graphic-properties draw:marker-end="Arrow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0.5cm"/>
    </style:style>
    <style:style style:name="gr6" style:family="graphic" style:parent-style-name="standard">
      <style:graphic-properties draw:stroke="none" draw:fill="none" draw:textarea-vertical-align="middle" fo:min-height="0.789cm"/>
    </style:style>
    <style:style style:name="gr7" style:family="graphic" style:parent-style-name="standard">
      <style:graphic-properties draw:stroke="none" draw:fill="none" draw:textarea-vertical-align="middle" fo:min-height="1.577cm"/>
    </style:style>
    <style:style style:name="gr8" style:family="graphic" style:parent-style-name="standard">
      <style:graphic-properties draw:stroke="none" draw:fill="none" draw:textarea-vertical-align="middle" fo:min-height="0.955cm"/>
    </style:style>
    <style:style style:name="gr9" style:family="graphic" style:parent-style-name="standard">
      <style:graphic-properties svg:stroke-color="#999999" draw:fill-color="#999999" draw:textarea-horizontal-align="justify" draw:textarea-vertical-align="middle" draw:auto-grow-height="false" fo:min-height="0.25cm" fo:min-width="5.625cm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fo:min-height="0.789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fo:min-height="0.789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fo:min-height="0.789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fo:min-height="0.789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fo:min-height="0.789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fo:min-height="0.789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>
      <style:graphic-properties draw:stroke="none" svg:stroke-color="#000000" draw:fill="none" draw:fill-color="#ffffff" draw:textarea-vertical-align="middle" fo:min-height="0.6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1" fo:font-size="10pt" style:font-size-asian="10pt" style:font-size-complex="10pt"/>
    </style:style>
    <style:style style:name="P3" style:family="paragraph">
      <style:paragraph-properties fo:text-align="center"/>
      <style:text-properties style:font-name="Liberation Sans Narrow"/>
    </style:style>
    <style:style style:name="P4" style:family="paragraph">
      <loext:graphic-properties draw:fill="none" draw:fill-color="#ffffff"/>
      <style:paragraph-properties fo:text-align="center"/>
      <style:text-properties fo:color="#ce181e"/>
    </style:style>
    <style:style style:name="P5" style:family="paragraph">
      <style:paragraph-properties fo:text-align="center"/>
      <style:text-properties style:font-name="Liberation Sans Narrow" fo:font-size="10pt"/>
    </style:style>
    <style:style style:name="P6" style:family="paragraph">
      <style:paragraph-properties fo:text-align="center"/>
      <style:text-properties fo:color="#000000" style:font-name="Liberation Sans Narrow" fo:font-size="10pt"/>
    </style:style>
    <style:style style:name="P7" style:family="paragraph">
      <style:paragraph-properties fo:text-align="center"/>
      <style:text-properties fo:color="#ce181e"/>
    </style:style>
    <style:style style:name="P8" style:family="paragraph">
      <loext:graphic-properties draw:fill="none" draw:fill-color="#ffffff"/>
      <style:paragraph-properties fo:text-align="center"/>
      <style:text-properties fo:color="#ef413d"/>
    </style:style>
    <style:style style:name="P9" style:family="paragraph">
      <loext:graphic-properties draw:fill="none"/>
      <style:text-properties fo:color="#ce181e"/>
    </style:style>
    <style:style style:name="P10" style:family="paragraph">
      <loext:graphic-properties draw:fill="none"/>
      <style:paragraph-properties fo:text-align="center"/>
      <style:text-properties fo:color="#ce181e"/>
    </style:style>
    <style:style style:name="P11" style:family="paragraph">
      <loext:graphic-properties draw:fill-color="#999999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end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variant="normal" fo:text-transform="none" fo:color="#ce181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AR PL SungtiL GB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variant="normal" fo:text-transform="none" fo:color="#ce181e" style:text-outline="false" style:text-line-through-style="none" style:text-line-through-type="none" style:font-name="Liberation Sans" fo:font-size="6pt" fo:font-style="normal" fo:text-shadow="none" style:text-underline-style="none" fo:font-weight="bold" style:letter-kerning="true" style:font-name-asian="AR PL SungtiL GB" style:font-size-asian="6pt" style:font-style-asian="normal" style:font-weight-asian="bold" style:font-name-complex="Lohit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/>
      <style:text-properties fo:color="#ce181e" fo:font-size="6pt" fo:font-weight="bold" style:font-size-asian="6pt" style:font-size-complex="6pt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  <style:text-properties fo:color="#ce181e" fo:font-size="6pt" fo:font-weight="bold" style:font-size-asian="6pt" style:font-size-complex="6pt"/>
    </style:style>
    <style:style style:name="T1" style:family="text">
      <style:text-properties style:font-name="Liberation Sans1"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ce181e"/>
    </style:style>
    <style:style style:name="T4" style:family="text">
      <style:text-properties style:font-name="Liberation Sans1" fo:font-size="6pt" style:font-size-asian="6pt" style:font-size-complex="6pt"/>
    </style:style>
    <style:style style:name="T5" style:family="text">
      <style:text-properties fo:font-size="10pt" style:font-size-asian="10.5pt" style:font-size-complex="10.5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ef413d"/>
    </style:style>
    <style:style style:name="T9" style:family="text">
      <style:text-properties fo:color="#ce181e" fo:font-size="10pt" style:font-size-asian="10pt" style:font-size-complex="10pt"/>
    </style:style>
    <style:style style:name="T10" style:family="text">
      <style:text-properties fo:font-variant="normal" fo:text-transform="none" fo:color="#ce181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AR PL SungtiL GB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e181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AR PL SungtiL GB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ce181e" fo:font-size="6pt" fo:font-weight="bold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1cm" svg:height="1cm" svg:x="16cm" svg:y="4cm">
          <text:p text:style-name="P1"><text:span text:style-name="T1">addr0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7cm" svg:y1="4.5cm" svg:x2="22cm" svg:y2="4.5cm" draw:start-shape="id1" draw:start-glue-point="1" draw:end-shape="id2" draw:end-glue-point="3" svg:d="M17000 4500h5000" svg:viewBox="0 0 5001 1">
          <text:p/>
        </draw:connector>
        <draw:custom-shape draw:style-name="gr1" draw:text-style-name="P3" xml:id="id3" draw:id="id3" draw:layer="layout" svg:width="1cm" svg:height="1cm" svg:x="16cm" svg:y="5cm">
          <text:p text:style-name="P1"><text:span text:style-name="T1">addr1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7cm" svg:y1="5.5cm" svg:x2="22cm" svg:y2="5.5cm" draw:start-shape="id3" draw:start-glue-point="1" draw:end-shape="id4" draw:end-glue-point="3" svg:d="M17000 5500h5000" svg:viewBox="0 0 5001 1">
          <text:p/>
        </draw:connector>
        <draw:custom-shape draw:style-name="gr3" draw:text-style-name="P3" xml:id="id5" draw:id="id5" draw:layer="layout" svg:width="2cm" svg:height="1cm" svg:x="15.5cm" svg:y="2cm">
          <text:p text:style-name="P1"><text:span text:style-name="T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6.5cm" svg:y1="3cm" svg:x2="16.5cm" svg:y2="4cm" draw:start-shape="id5" draw:start-glue-point="2" draw:end-shape="id1" draw:end-glue-point="0" svg:d="M16500 3000v1000" svg:viewBox="0 0 1 1001">
          <text:p/>
        </draw:connector>
        <draw:custom-shape draw:style-name="gr1" draw:text-style-name="P3" xml:id="id6" draw:id="id6" draw:layer="layout" svg:width="1cm" svg:height="1cm" svg:x="16cm" svg:y="6cm">
          <text:p text:style-name="P1"><text:span text:style-name="T1">addr2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7cm" svg:y1="6.5cm" svg:x2="22cm" svg:y2="6.5cm" draw:start-shape="id6" draw:start-glue-point="1" draw:end-shape="id7" draw:end-glue-point="3" svg:d="M17000 6500h5000" svg:viewBox="0 0 5001 1">
          <text:p/>
        </draw:connector>
        <draw:custom-shape draw:style-name="gr1" draw:text-style-name="P3" xml:id="id8" draw:id="id8" draw:layer="layout" svg:width="1cm" svg:height="1cm" svg:x="16cm" svg:y="7cm">
          <text:p text:style-name="P1"><text:span text:style-name="T1">addr3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7cm" svg:y1="7.5cm" svg:x2="22cm" svg:y2="7.5cm" draw:start-shape="id8" draw:start-glue-point="1" draw:end-shape="id9" draw:end-glue-point="3" svg:d="M17000 7500h5000" svg:viewBox="0 0 5001 1">
          <text:p/>
        </draw:connector>
        <draw:custom-shape draw:style-name="gr1" draw:text-style-name="P3" xml:id="id10" draw:id="id10" draw:layer="layout" svg:width="1cm" svg:height="1cm" svg:x="16cm" svg:y="9cm">
          <text:p text:style-name="P1"><text:span text:style-name="T1">addr5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7cm" svg:y1="9.5cm" svg:x2="22cm" svg:y2="9.5cm" draw:start-shape="id10" draw:start-glue-point="1" draw:end-shape="id11" draw:end-glue-point="3" svg:d="M17000 9500h5000" svg:viewBox="0 0 5001 1">
          <text:p/>
        </draw:connector>
        <draw:custom-shape draw:style-name="gr1" draw:text-style-name="P3" xml:id="id12" draw:id="id12" draw:layer="layout" svg:width="1cm" svg:height="1cm" svg:x="16cm" svg:y="8cm">
          <text:p text:style-name="P1"><text:span text:style-name="T1">addr4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7cm" svg:y1="8.5cm" svg:x2="22cm" svg:y2="8.5cm" draw:start-shape="id12" draw:start-glue-point="1" draw:end-shape="id13" svg:d="M17000 8500h5000" svg:viewBox="0 0 5001 1">
          <text:p/>
        </draw:connector>
        <draw:frame draw:style-name="gr4" draw:text-style-name="P4" draw:layer="layout" svg:width="5cm" svg:height="1cm" svg:x="14cm" svg:y="1cm">
          <draw:text-box>
            <text:p text:style-name="P1"><text:span text:style-name="T3">char **tmp</text:span></text:p>
          </draw:text-box>
        </draw:frame>
        <draw:custom-shape draw:style-name="gr1" draw:text-style-name="P3" xml:id="id14" draw:id="id14" draw:layer="layout" svg:width="1cm" svg:height="1cm" svg:x="16cm" svg:y="10cm">
          <text:p text:style-name="P1"><text:span text:style-name="T1">add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7cm" svg:y1="10.5cm" svg:x2="22cm" svg:y2="10.5cm" draw:start-shape="id14" draw:start-glue-point="1" svg:d="M17000 10500h5000" svg:viewBox="0 0 5001 1">
          <text:p/>
        </draw:connector>
        <draw:custom-shape draw:style-name="gr1" draw:text-style-name="P3" xml:id="id15" draw:id="id15" draw:layer="layout" svg:width="1cm" svg:height="1cm" svg:x="16cm" svg:y="11cm">
          <text:p text:style-name="P1"><text:span text:style-name="T4">addr1997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7cm" svg:y1="11.5cm" svg:x2="22cm" svg:y2="11.5cm" draw:start-shape="id15" draw:start-glue-point="1" svg:d="M17000 11500h5000" svg:viewBox="0 0 5001 1">
          <text:p/>
        </draw:connector>
        <draw:connector draw:style-name="gr2" draw:text-style-name="P1" draw:layer="layout" svg:x1="17cm" svg:y1="10.5cm" svg:x2="22cm" svg:y2="10.5cm" svg:d="M17000 10500h5000" svg:viewBox="0 0 5001 1">
          <text:p/>
        </draw:connector>
        <draw:connector draw:style-name="gr2" draw:text-style-name="P1" draw:layer="layout" svg:x1="17cm" svg:y1="10.5cm" svg:x2="22cm" svg:y2="10.5cm" svg:d="M17000 10500h5000" svg:viewBox="0 0 5001 1">
          <text:p/>
        </draw:connector>
        <draw:connector draw:style-name="gr2" draw:text-style-name="P1" draw:layer="layout" svg:x1="17cm" svg:y1="11.5cm" svg:x2="22cm" svg:y2="11.5cm" draw:end-shape="id16" svg:d="M17000 11500h5000" svg:viewBox="0 0 5001 1">
          <text:p/>
        </draw:connector>
        <draw:connector draw:style-name="gr2" draw:text-style-name="P1" draw:layer="layout" svg:x1="17cm" svg:y1="10.5cm" svg:x2="22cm" svg:y2="10.5cm" draw:end-shape="id17" draw:end-glue-point="3" svg:d="M17000 10500h5000" svg:viewBox="0 0 5001 1">
          <text:p/>
        </draw:connector>
        <draw:custom-shape draw:style-name="gr1" draw:text-style-name="P3" xml:id="id18" draw:id="id18" draw:layer="layout" svg:width="1cm" svg:height="1cm" svg:x="16cm" svg:y="12cm">
          <text:p text:style-name="P1"><text:span text:style-name="T4">addr1998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7cm" svg:y1="12.5cm" svg:x2="22cm" svg:y2="12.5cm" draw:start-shape="id18" draw:start-glue-point="1" svg:d="M17000 12500h5000" svg:viewBox="0 0 5001 1">
          <text:p/>
        </draw:connector>
        <draw:connector draw:style-name="gr2" draw:text-style-name="P1" draw:layer="layout" svg:x1="17cm" svg:y1="12.5cm" svg:x2="22cm" svg:y2="12.5cm" draw:end-shape="id19" draw:end-glue-point="3" svg:d="M17000 12500h5000" svg:viewBox="0 0 5001 1">
          <text:p/>
        </draw:connector>
        <draw:custom-shape draw:style-name="gr1" draw:text-style-name="P3" draw:layer="layout" svg:width="1cm" svg:height="1cm" svg:x="16cm" svg:y="13cm">
          <text:p text:style-name="P1"><text:span text:style-name="T4">addr1999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1cm" svg:height="0.8cm" svg:x="22cm" svg:y="4.1cm">
          <text:p text:style-name="P1"><text:span text:style-name="T5">cha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8cm" svg:x="23cm" svg:y="4.1cm">
          <text:p text:style-name="P1"><text:span text:style-name="T5">cha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8cm" svg:x="24cm" svg:y="4.1cm">
          <text:p text:style-name="P1"><text:span text:style-name="T5">cha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8cm" svg:x="25cm" svg:y="4.1cm">
          <text:p text:style-name="P1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" draw:id="id4" draw:layer="layout" svg:width="1cm" svg:height="0.8cm" svg:x="22cm" svg:y="5.1cm">
          <text:p text:style-name="P1"><text:span text:style-name="T5">cha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8cm" svg:x="23cm" svg:y="5.1cm">
          <text:p text:style-name="P1"><text:span text:style-name="T5">cha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8cm" svg:x="24cm" svg:y="5.1cm">
          <text:p text:style-name="P1"><text:span text:style-name="T5">cha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8cm" svg:x="25cm" svg:y="5.1cm">
          <text:p text:style-name="P1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" draw:id="id7" draw:layer="layout" svg:width="1cm" svg:height="0.8cm" svg:x="22cm" svg:y="6.1cm">
          <text:p text:style-name="P1"><text:span text:style-name="T5">cha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8cm" svg:x="23cm" svg:y="6.1cm">
          <text:p text:style-name="P1"><text:span text:style-name="T5">cha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8cm" svg:x="24cm" svg:y="6.1cm">
          <text:p text:style-name="P1"><text:span text:style-name="T5">cha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8cm" svg:x="25cm" svg:y="6.1cm">
          <text:p text:style-name="P1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9" draw:id="id9" draw:layer="layout" svg:width="1cm" svg:height="0.8cm" svg:x="22cm" svg:y="7.1cm">
          <text:p text:style-name="P1"><text:span text:style-name="T5">cha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8cm" svg:x="23cm" svg:y="7.1cm">
          <text:p text:style-name="P1"><text:span text:style-name="T5">cha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8cm" svg:x="24cm" svg:y="7.1cm">
          <text:p text:style-name="P1"><text:span text:style-name="T5">cha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8cm" svg:x="25cm" svg:y="7.1cm">
          <text:p text:style-name="P1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3" draw:id="id13" draw:layer="layout" svg:width="1cm" svg:height="0.8cm" svg:x="22cm" svg:y="8.1cm">
          <text:p text:style-name="P1"><text:span text:style-name="T5">cha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8cm" svg:x="23cm" svg:y="8.1cm">
          <text:p text:style-name="P1"><text:span text:style-name="T5">cha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8cm" svg:x="24cm" svg:y="8.1cm">
          <text:p text:style-name="P1"><text:span text:style-name="T5">cha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8cm" svg:x="25cm" svg:y="8.1cm">
          <text:p text:style-name="P1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" draw:id="id11" draw:layer="layout" svg:width="1cm" svg:height="0.8cm" svg:x="22cm" svg:y="9.1cm">
          <text:p text:style-name="P1"><text:span text:style-name="T5">cha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8cm" svg:x="23cm" svg:y="9.1cm">
          <text:p text:style-name="P1"><text:span text:style-name="T5">cha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8cm" svg:x="24cm" svg:y="9.1cm">
          <text:p text:style-name="P1"><text:span text:style-name="T5">cha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8cm" svg:x="25cm" svg:y="9.1cm">
          <text:p text:style-name="P1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" draw:id="id17" draw:layer="layout" svg:width="1cm" svg:height="0.8cm" svg:x="22cm" svg:y="10.1cm">
          <text:p text:style-name="P1"><text:span text:style-name="T5">cha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8cm" svg:x="23cm" svg:y="10.1cm">
          <text:p text:style-name="P1"><text:span text:style-name="T5">cha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8cm" svg:x="24cm" svg:y="10.1cm">
          <text:p text:style-name="P1"><text:span text:style-name="T5">cha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8cm" svg:x="25cm" svg:y="10.1cm">
          <text:p text:style-name="P1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6" draw:id="id16" draw:layer="layout" svg:width="1cm" svg:height="0.8cm" svg:x="22cm" svg:y="11.1cm">
          <text:p text:style-name="P1"><text:span text:style-name="T5">cha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8cm" svg:x="23cm" svg:y="11.1cm">
          <text:p text:style-name="P1"><text:span text:style-name="T5">cha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8cm" svg:x="24cm" svg:y="11.1cm">
          <text:p text:style-name="P1"><text:span text:style-name="T5">cha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8cm" svg:x="25cm" svg:y="11.1cm">
          <text:p text:style-name="P1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" draw:id="id19" draw:layer="layout" svg:width="1cm" svg:height="0.8cm" svg:x="22cm" svg:y="12.1cm">
          <text:p text:style-name="P1"><text:span text:style-name="T5">cha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8cm" svg:x="23cm" svg:y="12.1cm">
          <text:p text:style-name="P1"><text:span text:style-name="T5">cha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8cm" svg:x="24cm" svg:y="12.1cm">
          <text:p text:style-name="P1"><text:span text:style-name="T5">cha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8cm" svg:x="25cm" svg:y="12.1cm">
          <text:p text:style-name="P1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21" draw:id="id21" draw:layer="layout" svg:width="1cm" svg:height="1cm" svg:x="4cm" svg:y="4cm">
          <text:p text:style-name="P1"><text:span text:style-name="T7">NULL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4cm" svg:y="5cm">
          <text:p text:style-name="P1"><text:span text:style-name="T7">NUL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0" draw:id="id20" draw:layer="layout" svg:width="2cm" svg:height="1cm" svg:x="3.5cm" svg:y="2cm">
          <text:p text:style-name="P1"><text:span text:style-name="T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7" draw:layer="layout" svg:x1="4.5cm" svg:y1="3cm" svg:x2="4.5cm" svg:y2="4cm" draw:start-shape="id20" draw:start-glue-point="2" draw:end-shape="id21" draw:end-glue-point="0" svg:d="M4500 3000v1000" svg:viewBox="0 0 1 1001">
          <text:p/>
        </draw:connector>
        <draw:custom-shape draw:style-name="gr1" draw:text-style-name="P6" draw:layer="layout" svg:width="1cm" svg:height="1cm" svg:x="4cm" svg:y="6cm">
          <text:p text:style-name="P1"><text:span text:style-name="T7">NULL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4cm" svg:y="7cm">
          <text:p text:style-name="P1"><text:span text:style-name="T7">NULL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4cm" svg:y="9cm">
          <text:p text:style-name="P1"><text:span text:style-name="T7">NULL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4cm" svg:y="8cm">
          <text:p text:style-name="P1"><text:span text:style-name="T7">NULL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cm" svg:height="1cm" svg:x="2cm" svg:y="1cm">
          <draw:text-box>
            <text:p text:style-name="P1"><text:span text:style-name="T8">char **tmp</text:span></text:p>
          </draw:text-box>
        </draw:frame>
        <draw:custom-shape draw:style-name="gr1" draw:text-style-name="P6" draw:layer="layout" svg:width="1cm" svg:height="1cm" svg:x="4cm" svg:y="10cm">
          <text:p text:style-name="P1"><text:span text:style-name="T7">NULL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4cm" svg:y="11cm">
          <text:p text:style-name="P1"><text:span text:style-name="T7">NULL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4cm" svg:y="12cm">
          <text:p text:style-name="P1"><text:span text:style-name="T7">NULL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4cm" svg:y="13cm">
          <text:p text:style-name="P1"><text:span text:style-name="T7">NULL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8cm" svg:x="26cm" svg:y="4.1cm">
          <text:p text:style-name="P1"><text:span text:style-name="T6">cha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8cm" svg:x="26cm" svg:y="5.1cm">
          <text:p text:style-name="P1"><text:span text:style-name="T6">cha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8cm" svg:x="26cm" svg:y="6.1cm">
          <text:p text:style-name="P1"><text:span text:style-name="T6">cha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8cm" svg:x="26cm" svg:y="7.1cm">
          <text:p text:style-name="P1"><text:span text:style-name="T6">cha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8cm" svg:x="26cm" svg:y="8.1cm">
          <text:p text:style-name="P1"><text:span text:style-name="T6">cha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8cm" svg:x="26cm" svg:y="9.1cm">
          <text:p text:style-name="P1"><text:span text:style-name="T6">cha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8cm" svg:x="26cm" svg:y="10.1cm">
          <text:p text:style-name="P1"><text:span text:style-name="T6">cha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8cm" svg:x="26cm" svg:y="11.1cm">
          <text:p text:style-name="P1"><text:span text:style-name="T6">cha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8cm" svg:x="26cm" svg:y="12.1cm">
          <text:p text:style-name="P1"><text:span text:style-name="T6">char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5cm" svg:height="1.039cm" svg:x="5cm" svg:y="2.999cm">
          <draw:text-box>
            <text:p><text:span text:style-name="T9">malloc(2000) en inicializa()</text:span></text:p>
          </draw:text-box>
        </draw:frame>
        <draw:frame draw:style-name="gr7" draw:text-style-name="P10" draw:layer="layout" svg:width="3cm" svg:height="1.827cm" svg:x="18cm" svg:y="3.105cm">
          <draw:text-box>
            <text:p text:style-name="P1"><text:span text:style-name="T9">malloc(N)</text:span></text:p>
          </draw:text-box>
        </draw:frame>
        <draw:frame draw:style-name="gr8" draw:text-style-name="P10" draw:layer="layout" svg:width="3cm" svg:height="1.205cm" svg:x="18cm" svg:y="4.416cm">
          <draw:text-box>
            <text:p text:style-name="P1"><text:span text:style-name="T9">malloc(N)</text:span></text:p>
          </draw:text-box>
        </draw:frame>
        <draw:frame draw:style-name="gr6" draw:text-style-name="P10" draw:layer="layout" svg:width="3cm" svg:height="1.039cm" svg:x="18cm" svg:y="5.499cm">
          <draw:text-box>
            <text:p text:style-name="P1"><text:span text:style-name="T9">malloc(N)</text:span></text:p>
          </draw:text-box>
        </draw:frame>
        <draw:frame draw:style-name="gr6" draw:text-style-name="P10" draw:layer="layout" svg:width="3cm" svg:height="1.039cm" svg:x="18cm" svg:y="6.462cm">
          <draw:text-box>
            <text:p text:style-name="P1"><text:span text:style-name="T9">malloc(N)</text:span></text:p>
          </draw:text-box>
        </draw:frame>
        <draw:frame draw:style-name="gr6" draw:text-style-name="P10" draw:layer="layout" svg:width="3cm" svg:height="1.039cm" svg:x="18cm" svg:y="7.499cm">
          <draw:text-box>
            <text:p text:style-name="P1"><text:span text:style-name="T9">malloc(N)</text:span></text:p>
          </draw:text-box>
        </draw:frame>
        <draw:frame draw:style-name="gr6" draw:text-style-name="P10" draw:layer="layout" svg:width="3cm" svg:height="1.039cm" svg:x="18cm" svg:y="8.499cm">
          <draw:text-box>
            <text:p text:style-name="P1"><text:span text:style-name="T9">malloc(N)</text:span></text:p>
          </draw:text-box>
        </draw:frame>
        <draw:frame draw:style-name="gr6" draw:text-style-name="P10" draw:layer="layout" svg:width="3cm" svg:height="1.039cm" svg:x="18cm" svg:y="9.499cm">
          <draw:text-box>
            <text:p text:style-name="P1"><text:span text:style-name="T9">malloc(N)</text:span></text:p>
          </draw:text-box>
        </draw:frame>
        <draw:frame draw:style-name="gr6" draw:text-style-name="P10" draw:layer="layout" svg:width="3cm" svg:height="1.039cm" svg:x="18cm" svg:y="10.462cm">
          <draw:text-box>
            <text:p text:style-name="P1"><text:span text:style-name="T9">malloc(N)</text:span></text:p>
          </draw:text-box>
        </draw:frame>
        <draw:frame draw:style-name="gr6" draw:text-style-name="P10" draw:layer="layout" svg:width="3cm" svg:height="1.039cm" svg:x="18cm" svg:y="11.499cm">
          <draw:text-box>
            <text:p text:style-name="P1"><text:span text:style-name="T9">malloc(N)</text:span></text:p>
          </draw:text-box>
        </draw:frame>
        <draw:custom-shape draw:style-name="gr9" draw:text-style-name="P11" draw:layer="layout" svg:width="7cm" svg:height="1cm" svg:x="7cm" svg:y="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3" draw:layer="layout" svg:width="2cm" svg:height="1cm" svg:x="2cm" svg:y="4cm">
          <draw:text-box>
            <text:p text:style-name="P12"><text:span text:style-name="T10">addr+0</text:span></text:p>
          </draw:text-box>
        </draw:frame>
        <draw:frame draw:style-name="gr11" draw:text-style-name="P13" draw:layer="layout" svg:width="2cm" svg:height="1cm" svg:x="2cm" svg:y="5cm">
          <draw:text-box>
            <text:p text:style-name="P12"><text:span text:style-name="T10">addr+1</text:span></text:p>
          </draw:text-box>
        </draw:frame>
        <draw:frame draw:style-name="gr12" draw:text-style-name="P13" draw:layer="layout" svg:width="2cm" svg:height="1cm" svg:x="2cm" svg:y="6cm">
          <draw:text-box>
            <text:p text:style-name="P12"><text:span text:style-name="T10">addr+2</text:span></text:p>
          </draw:text-box>
        </draw:frame>
        <draw:frame draw:style-name="gr13" draw:text-style-name="P13" draw:layer="layout" svg:width="2cm" svg:height="1cm" svg:x="2cm" svg:y="7cm">
          <draw:text-box>
            <text:p text:style-name="P12"><text:span text:style-name="T10">addr+3</text:span></text:p>
          </draw:text-box>
        </draw:frame>
        <draw:frame draw:style-name="gr14" draw:text-style-name="P13" draw:layer="layout" svg:width="2cm" svg:height="1cm" svg:x="2cm" svg:y="8cm">
          <draw:text-box>
            <text:p text:style-name="P12"><text:span text:style-name="T10">addr+4</text:span></text:p>
          </draw:text-box>
        </draw:frame>
        <draw:frame draw:style-name="gr15" draw:text-style-name="P13" draw:layer="layout" svg:width="3cm" svg:height="1.039cm" svg:x="1cm" svg:y="12.981cm">
          <draw:text-box>
            <text:p text:style-name="P12"><text:span text:style-name="T10">addr+1999</text:span></text:p>
          </draw:text-box>
        </draw:frame>
        <draw:frame draw:style-name="gr16" draw:text-style-name="P13" draw:layer="layout" svg:width="2cm" svg:height="1cm" svg:x="2cm" svg:y="9cm">
          <draw:text-box>
            <text:p text:style-name="P12"><text:span text:style-name="T10">addr+5</text:span></text:p>
          </draw:text-box>
        </draw:frame>
        <draw:frame draw:style-name="gr17" draw:text-style-name="P14" draw:layer="layout" svg:width="2cm" svg:height="1cm" svg:x="2cm" svg:y="10cm">
          <draw:text-box>
            <text:p text:style-name="P12"><text:span text:style-name="T11">...</text:span></text:p>
          </draw:text-box>
        </draw:frame>
        <draw:frame draw:style-name="gr18" draw:text-style-name="P13" draw:layer="layout" svg:width="3cm" svg:height="1.039cm" svg:x="1cm" svg:y="11.9cm">
          <draw:text-box>
            <text:p text:style-name="P12"><text:span text:style-name="T10">addr+1998</text:span></text:p>
          </draw:text-box>
        </draw:frame>
        <draw:frame draw:style-name="gr19" draw:text-style-name="P13" draw:layer="layout" svg:width="3cm" svg:height="1.039cm" svg:x="1cm" svg:y="11cm">
          <draw:text-box>
            <text:p text:style-name="P12"><text:span text:style-name="T10">addr+1997</text:span></text:p>
          </draw:text-box>
        </draw:frame>
        <draw:connector draw:style-name="gr2" draw:text-style-name="P1" draw:layer="layout" svg:x1="17cm" svg:y1="13.5cm" svg:x2="22cm" svg:y2="13.5cm" svg:d="M17000 13500h5000" svg:viewBox="0 0 5001 1">
          <text:p/>
        </draw:connector>
        <draw:connector draw:style-name="gr2" draw:text-style-name="P1" draw:layer="layout" svg:x1="17cm" svg:y1="13.5cm" svg:x2="22cm" svg:y2="13.5cm" draw:end-shape="id22" draw:end-glue-point="3" svg:d="M17000 13500h5000" svg:viewBox="0 0 5001 1">
          <text:p/>
        </draw:connector>
        <draw:custom-shape draw:style-name="gr5" draw:text-style-name="P5" xml:id="id22" draw:id="id22" draw:layer="layout" svg:width="1cm" svg:height="0.8cm" svg:x="22cm" svg:y="13.1cm">
          <text:p text:style-name="P1"><text:span text:style-name="T5">cha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8cm" svg:x="23cm" svg:y="13.1cm">
          <text:p text:style-name="P1"><text:span text:style-name="T5">cha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8cm" svg:x="24cm" svg:y="13.1cm">
          <text:p text:style-name="P1"><text:span text:style-name="T5">cha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8cm" svg:x="25cm" svg:y="13.1cm">
          <text:p text:style-name="P1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8cm" svg:x="26cm" svg:y="13.1cm">
          <text:p text:style-name="P1"><text:span text:style-name="T6">char</text:span>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3cm" svg:height="1.039cm" svg:x="18cm" svg:y="12.499cm">
          <draw:text-box>
            <text:p text:style-name="P1"><text:span text:style-name="T9">malloc(N)</text:span></text:p>
          </draw:text-box>
        </draw:frame>
        <draw:frame draw:style-name="gr20" draw:text-style-name="P13" draw:layer="layout" svg:width="2cm" svg:height="1cm" svg:x="14cm" svg:y="4cm">
          <draw:text-box>
            <text:p text:style-name="P12"><text:span text:style-name="T10">addr+0</text:span></text:p>
          </draw:text-box>
        </draw:frame>
        <draw:frame draw:style-name="gr21" draw:text-style-name="P13" draw:layer="layout" svg:width="2cm" svg:height="1cm" svg:x="14cm" svg:y="5cm">
          <draw:text-box>
            <text:p text:style-name="P12"><text:span text:style-name="T10">addr+1</text:span></text:p>
          </draw:text-box>
        </draw:frame>
        <draw:frame draw:style-name="gr22" draw:text-style-name="P13" draw:layer="layout" svg:width="2cm" svg:height="1cm" svg:x="14cm" svg:y="6cm">
          <draw:text-box>
            <text:p text:style-name="P12"><text:span text:style-name="T10">addr+2</text:span></text:p>
          </draw:text-box>
        </draw:frame>
        <draw:frame draw:style-name="gr23" draw:text-style-name="P13" draw:layer="layout" svg:width="2cm" svg:height="1cm" svg:x="14cm" svg:y="7cm">
          <draw:text-box>
            <text:p text:style-name="P12"><text:span text:style-name="T10">addr+3</text:span></text:p>
          </draw:text-box>
        </draw:frame>
        <draw:frame draw:style-name="gr24" draw:text-style-name="P13" draw:layer="layout" svg:width="2cm" svg:height="1cm" svg:x="14cm" svg:y="8cm">
          <draw:text-box>
            <text:p text:style-name="P12"><text:span text:style-name="T10">addr+4</text:span></text:p>
          </draw:text-box>
        </draw:frame>
        <draw:frame draw:style-name="gr25" draw:text-style-name="P13" draw:layer="layout" svg:width="3cm" svg:height="1.039cm" svg:x="13cm" svg:y="12.981cm">
          <draw:text-box>
            <text:p text:style-name="P12"><text:span text:style-name="T10">addr+1999</text:span></text:p>
          </draw:text-box>
        </draw:frame>
        <draw:frame draw:style-name="gr26" draw:text-style-name="P13" draw:layer="layout" svg:width="2cm" svg:height="1cm" svg:x="14cm" svg:y="9cm">
          <draw:text-box>
            <text:p text:style-name="P12"><text:span text:style-name="T10">addr+5</text:span></text:p>
          </draw:text-box>
        </draw:frame>
        <draw:frame draw:style-name="gr27" draw:text-style-name="P14" draw:layer="layout" svg:width="2cm" svg:height="1cm" svg:x="14cm" svg:y="10cm">
          <draw:text-box>
            <text:p text:style-name="P12"><text:span text:style-name="T11">...</text:span></text:p>
          </draw:text-box>
        </draw:frame>
        <draw:frame draw:style-name="gr28" draw:text-style-name="P13" draw:layer="layout" svg:width="3cm" svg:height="1.039cm" svg:x="13cm" svg:y="11.9cm">
          <draw:text-box>
            <text:p text:style-name="P12"><text:span text:style-name="T10">addr+1998</text:span></text:p>
          </draw:text-box>
        </draw:frame>
        <draw:frame draw:style-name="gr29" draw:text-style-name="P13" draw:layer="layout" svg:width="3cm" svg:height="1.039cm" svg:x="13cm" svg:y="11cm">
          <draw:text-box>
            <text:p text:style-name="P12"><text:span text:style-name="T10">addr+1997</text:span></text:p>
          </draw:text-box>
        </draw:frame>
        <draw:frame draw:style-name="gr30" draw:text-style-name="P16" draw:layer="layout" svg:width="2cm" svg:height="0.943cm" svg:x="22cm" svg:y="3cm">
          <draw:text-box>
            <text:p text:style-name="P15"><text:span text:style-name="T12">addr0+0</text:span></text:p>
          </draw:text-box>
        </draw:frame>
        <draw:frame draw:style-name="gr30" draw:text-style-name="P18" draw:layer="layout" svg:width="2cm" svg:height="0.943cm" svg:x="25cm" svg:y="3.057cm">
          <draw:text-box>
            <text:p text:style-name="P17"><text:span text:style-name="T12">addr0+N-1</text:span></text:p>
          </draw:text-box>
        </draw:frame>
        <draw:frame draw:style-name="gr30" draw:text-style-name="P16" draw:layer="layout" svg:width="2cm" svg:height="0.943cm" svg:x="22cm" svg:y="14cm">
          <draw:text-box>
            <text:p text:style-name="P15"><text:span text:style-name="T12">addr1999+0</text:span></text:p>
          </draw:text-box>
        </draw:frame>
        <draw:frame draw:style-name="gr30" draw:text-style-name="P18" draw:layer="layout" svg:width="2cm" svg:height="0.943cm" svg:x="25cm" svg:y="14cm">
          <draw:text-box>
            <text:p text:style-name="P17"><text:span text:style-name="T12">addr1999+N-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1T13:39:38.746919334</meta:creation-date>
    <meta:editing-duration>PT43M10S</meta:editing-duration>
    <meta:editing-cycles>17</meta:editing-cycles>
    <meta:generator>LibreOffice/6.0.7.3$Linux_X86_64 LibreOffice_project/00m0$Build-3</meta:generator>
    <dc:title>depurame</dc:title>
    <dc:date>2020-09-25T10:23:21.652828194</dc:date>
    <meta:document-statistic meta:object-count="128"/>
  </office:meta>
</office:document-meta>
</file>